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20pt" fo:font-weight="bold" officeooo:rsid="001cfb0c" officeooo:paragraph-rsid="001cfb0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0pt" fo:font-weight="bold" officeooo:rsid="0020c5d7" officeooo:paragraph-rsid="0020c5d7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20pt" fo:font-weight="bold" officeooo:rsid="0028715c" officeooo:paragraph-rsid="0028715c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fo:font-weight="bold" officeooo:rsid="001c743a" officeooo:paragraph-rsid="001c743a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c743a" officeooo:paragraph-rsid="001c743a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743a" officeooo:paragraph-rsid="001c743a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fb0c" officeooo:paragraph-rsid="001cfb0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fd50" officeooo:paragraph-rsid="001ffd50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c5d7" officeooo:paragraph-rsid="0020c5d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2adf6" officeooo:paragraph-rsid="0022adf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74672" officeooo:paragraph-rsid="0022adf6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8715c" officeooo:paragraph-rsid="0028715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94da9" officeooo:paragraph-rsid="00294da9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94da9" officeooo:paragraph-rsid="002ae981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c743a" officeooo:paragraph-rsid="001c743a" style:font-size-asian="28pt" style:font-weight-asian="bold" style:font-size-complex="28pt" style:font-weight-complex="bold"/>
    </style:style>
    <style:style style:name="T1" style:family="text">
      <style:text-properties officeooo:rsid="001cfb0c"/>
    </style:style>
    <style:style style:name="T2" style:family="text">
      <style:text-properties fo:font-size="20pt" fo:font-weight="bold" style:font-size-asian="17.5pt" style:font-weight-asian="bold" style:font-size-complex="20pt" style:font-weight-complex="bold"/>
    </style:style>
    <style:style style:name="T3" style:family="text">
      <style:text-properties officeooo:rsid="001ecc16"/>
    </style:style>
    <style:style style:name="T4" style:family="text">
      <style:text-properties officeooo:rsid="0024c0b5"/>
    </style:style>
    <style:style style:name="T5" style:family="text">
      <style:text-properties officeooo:rsid="0025cee7"/>
    </style:style>
    <style:style style:name="T6" style:family="text">
      <style:text-properties officeooo:rsid="0027b380"/>
    </style:style>
    <style:style style:name="T7" style:family="text">
      <style:text-properties officeooo:rsid="0028715c"/>
    </style:style>
    <style:style style:name="T8" style:family="text">
      <style:text-properties officeooo:rsid="00294da9"/>
    </style:style>
    <style:style style:name="T9" style:family="text">
      <style:text-properties officeooo:rsid="002ae981"/>
    </style:style>
    <style:style style:name="T10" style:family="text">
      <style:text-properties officeooo:rsid="002bd8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Le jeu du pendu</text:p>
      <text:p text:style-name="P5"/>
      <text:p text:style-name="P4"><text:span text:style-name="T1">Introduction </text:span>:</text:p>
      <text:p text:style-name="P6"/>
      <text:p text:style-name="P7">Le jeu du pendu de mon enfance. Une feuille de papier, un crayon et de la réflexion.</text:p>
      <text:p text:style-name="P7">Rien de plus pour s’amuser en réfléchissant.</text:p>
      <text:p text:style-name="P7"/>
      <text:p text:style-name="P7"><text:span text:style-name="T2">Technologie utilisées :</text:span></text:p>
      <text:p text:style-name="P7"/>
      <text:p text:style-name="P7">HTML / CSS / Javascript / Git</text:p>
      <text:p text:style-name="P7"/>
      <text:p text:style-name="P1">Description :</text:p>
      <text:p text:style-name="P7"/>
      <text:p text:style-name="P7">J’ai voulu resté simple dans l’apparence. Peu de bouton et un aspect simple pour ne pas se perdre dans une interface trop lourde, <text:span text:style-name="T6">puis quand j’y jouais dans mon enfance on en restais à la simplicité.</text:span></text:p>
      <text:p text:style-name="P7"/>
      <text:p text:style-name="P7">Tous se fait avec des clics.</text:p>
      <text:p text:style-name="P7"/>
      <text:p text:style-name="P7">J’ai choisi deux polices d’écriture car je voulais donné l’impression d’une feuille préparé à l’avance qu’on rempli ensuite avec l’alphabet, le dessin du pendu et le mot à trouver. <text:span text:style-name="T3">Avec bien sûr un aspect d’écriture pour les deux.</text:span></text:p>
      <text:p text:style-name="P8">J’ai essayer au maximum de faire correspondre les écritures avec les lignes. A part dans la marge, pour les règles, où c’est peu possible pour que çà rentre sur la hauteur de la page.</text:p>
      <text:p text:style-name="P9"/>
      <text:p text:style-name="P2">Améliorations possibles :</text:p>
      <text:p text:style-name="P9"/>
      <text:p text:style-name="P10">Je dois pouvoir amélioré mon code JavaScript. </text:p>
      <text:p text:style-name="P10"/>
      <text:p text:style-name="P10">Je pourrais ajouter <text:span text:style-name="T4">des</text:span> mode<text:span text:style-name="T4">s</text:span> de difficulté en modifiant les différents tableaux et en rajout<text:span text:style-name="T5">er</text:span> d’autres. Ainsi qu’augmenter le nombre de mot à trouver.</text:p>
      <text:p text:style-name="P11"/>
      <text:p text:style-name="P3">Conclusion :</text:p>
      <text:p text:style-name="P12"/>
      <text:p text:style-name="P13">Le JavaScript permet de faire tellement de chose que l’on s’y perd. Trouver la logique pour tous mettre en place n’est vraiment pas simple.</text:p>
      <text:p text:style-name="P14"><text:span text:style-name="T10">B</text:span>eaucoup de nœud au cerveau <text:span text:style-name="T9">m</text:span>ais c’est une gymnastique que j’aime bien.</text:p>
      <text:p text:style-name="P14"/>
      <text:p text:style-name="P14"><text:span text:style-name="T7">J’ai beaucoup apprécié ce projet même si au début ce fût difficile,je sui</text:span>s<text:span text:style-name="T7"> très content du résultat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4:23:07.254000000</meta:creation-date>
    <meta:generator>LibreOffice/7.5.4.2$Windows_X86_64 LibreOffice_project/36ccfdc35048b057fd9854c757a8b67ec53977b6</meta:generator>
    <dc:date>2023-11-10T14:56:04.530000000</dc:date>
    <meta:editing-duration>PT32M49S</meta:editing-duration>
    <meta:editing-cycles>17</meta:editing-cycles>
    <meta:document-statistic meta:table-count="0" meta:image-count="0" meta:object-count="0" meta:page-count="1" meta:paragraph-count="18" meta:word-count="245" meta:character-count="1407" meta:non-whitespace-character-count="1179"/>
  </office:meta>
</office:document-meta>
</file>